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fcc1" officeooo:paragraph-rsid="001bfcc1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d8646" officeooo:paragraph-rsid="001d8646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fc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6th</text:span> of <text:span text:style-name="T5">May</text:span> 202<text:span text:style-name="T5">3</text:span> under the <text:span text:style-name="T5">29th</text:span> PA Meeting.</text:p>
      <text:p text:style-name="P1"/>
      <text:p text:style-name="P1">The Assembly, recognising the current situation,</text:p>
      <text:p text:style-name="P1"/>
      <text:p text:style-name="P4">Constitutes the need to register on more minecraft server websites, namely:</text:p>
      <text:p text:style-name="P4">minecraft-mp.com, minecraft-sever-list.com, topminecraftservers.org and best-minecraft-servers.co</text:p>
      <text:p text:style-name="P1"/>
      <text:p text:style-name="P1">And proceeds.</text:p>
      <text:p text:style-name="P1"/>
      <text:p text:style-name="P1">Signed by,</text:p>
      <text:p text:style-name="P4">FVerndari</text:p>
      <text:p text:style-name="P4">Comradedoggo_23</text:p>
      <text:p text:style-name="P5">Emeralda_axe7</text:p>
      <text:p text:style-name="P4">Solar</text:p>
      <text:p text:style-name="P4">komradekaymp3</text:p>
      <text:p text:style-name="P1"/>
      <text:p text:style-name="P1"/>
      <text:p text:style-name="P1"/>
      <text:p text:style-name="Standard"><text:span text:style-name="T1">[</text:span><text:span text:style-name="T2">Motion 29-1: To increase the amount of minecraft website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7T15:32:03.121631809</dc:date>
    <meta:editing-duration>PT3M3S</meta:editing-duration>
    <meta:editing-cycles>7</meta:editing-cycles>
    <meta:generator>LibreOffice/7.5.3.2$Linux_X86_64 LibreOffice_project/67bf5ab3e8553b11738d1302ab7051a12dd8b40d</meta:generator>
    <meta:document-statistic meta:table-count="0" meta:image-count="0" meta:object-count="0" meta:page-count="1" meta:paragraph-count="12" meta:word-count="55" meta:character-count="440" meta:non-whitespace-character-count="397"/>
  </office:meta>
</office:document-meta>
</file>